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line-height="50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50%"/>
      <style:text-properties style:font-name="Consolas" fo:font-size="10pt" officeooo:paragraph-rsid="002e16c6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line-height="50%"/>
      <style:text-properties style:font-name="Consolas" fo:font-size="10pt" officeooo:paragraph-rsid="002e55b8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line-height="115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P9" style:family="paragraph" style:parent-style-name="Standard">
      <style:paragraph-properties fo:margin-left="0.5in" fo:margin-right="0.1181in" fo:text-indent="0in" style:auto-text-indent="false"/>
      <style:text-properties style:font-name="Consolas" fo:font-size="10pt" officeooo:rsid="002a80eb" officeooo:paragraph-rsid="002a80eb" style:font-name-asian="Consolas1" style:font-size-asian="10pt" style:font-name-complex="Consolas1" style:font-size-complex="10pt"/>
    </style:style>
    <style:style style:name="P10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33db1b" officeooo:paragraph-rsid="0033db1b" style:font-name-asian="Consolas1" style:font-size-asian="10pt" style:font-weight-asian="bold" style:font-name-complex="Consolas1" style:font-size-complex="10pt" style:font-weight-complex="bold"/>
    </style:style>
    <style:style style:name="P11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33db1b" officeooo:paragraph-rsid="0033db1b" style:font-name-asian="Consolas1" style:font-size-asian="10pt" style:font-weight-asian="normal" style:font-name-complex="Consolas1" style:font-size-complex="10pt" style:font-weight-complex="normal"/>
    </style:style>
    <style:style style:name="P12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1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2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3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24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5bb78" style:font-size-asian="12pt" style:font-size-complex="12pt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text-properties fo:font-size="12pt" officeooo:paragraph-rsid="0008f9a0" style:font-size-asian="12pt" style:font-size-complex="12pt"/>
    </style:style>
    <style:style style:name="P27" style:family="paragraph" style:parent-style-name="Standard">
      <style:text-properties fo:font-size="12pt" officeooo:paragraph-rsid="001e284a" style:font-size-asian="12pt" style:font-size-complex="12pt"/>
    </style:style>
    <style:style style:name="P28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2775f3" officeooo:paragraph-rsid="002775f3" style:font-size-asian="12pt" style:font-size-complex="12pt"/>
    </style:style>
    <style:style style:name="P29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30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32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4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35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fb70e" style:font-size-asian="12pt" style:font-size-complex="12pt"/>
    </style:style>
    <style:style style:name="P36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05ad6" style:font-size-asian="12pt" style:font-size-complex="12pt"/>
    </style:style>
    <style:style style:name="P37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fb70e"/>
    </style:style>
    <style:style style:name="P38" style:family="paragraph" style:parent-style-name="Standard">
      <style:paragraph-properties fo:line-height="115%"/>
      <style:text-properties officeooo:paragraph-rsid="002d50b7"/>
    </style:style>
    <style:style style:name="P39" style:family="paragraph" style:parent-style-name="Standard">
      <style:paragraph-properties fo:line-height="50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40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41" style:family="paragraph" style:parent-style-name="Standard">
      <style:paragraph-properties fo:line-height="115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42" style:family="paragraph" style:parent-style-name="Standard">
      <style:paragraph-properties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43" style:family="paragraph" style:parent-style-name="Standard">
      <style:paragraph-properties fo:line-height="115%"/>
      <style:text-properties style:font-name="Consolas" fo:font-size="10pt" officeooo:paragraph-rsid="002e16c6" style:font-name-asian="Consolas1" style:font-size-asian="10pt" style:font-name-complex="Consolas1" style:font-size-complex="10pt"/>
    </style:style>
    <style:style style:name="P44" style:family="paragraph" style:parent-style-name="Standard">
      <style:paragraph-properties fo:line-height="115%"/>
      <style:text-properties style:font-name="Consolas" fo:font-size="10pt" officeooo:paragraph-rsid="002e55b8" style:font-name-asian="Consolas1" style:font-size-asian="10pt" style:font-name-complex="Consolas1" style:font-size-complex="10pt"/>
    </style:style>
    <style:style style:name="P45" style:family="paragraph" style:parent-style-name="Standard">
      <style:paragraph-properties fo:line-height="115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24229a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e284a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e284a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3fb2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284a"/>
    </style:style>
    <style:style style:name="T11" style:family="text">
      <style:text-properties officeooo:rsid="001fb70e"/>
    </style:style>
    <style:style style:name="T12" style:family="text">
      <style:text-properties officeooo:rsid="00218a41"/>
    </style:style>
    <style:style style:name="T13" style:family="text">
      <style:text-properties officeooo:rsid="00223880"/>
    </style:style>
    <style:style style:name="T14" style:family="text">
      <style:text-properties officeooo:rsid="0025bb78"/>
    </style:style>
    <style:style style:name="T15" style:family="text">
      <style:text-properties officeooo:rsid="0027cb8e"/>
    </style:style>
    <style:style style:name="T16" style:family="text">
      <style:text-properties officeooo:rsid="002b4d20"/>
    </style:style>
    <style:style style:name="T17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8" style:family="text"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officeooo:rsid="0033db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</text:p>
      <text:p text:style-name="P18">(Национальный Исследовательский Университет)</text:p>
      <text:p text:style-name="P1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3"/>
      <text:p text:style-name="P13"/>
      <text:p text:style-name="P12"><text:span text:style-name="T3">Лабораторная работа №</text:span><text:span text:style-name="T4">2</text:span><text:span text:style-name="T3"> по курсу</text:span></text:p>
      <text:p text:style-name="P20">«Операционные системы»</text:p>
      <text:p text:style-name="P17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"><text:span text:style-name="T1">Группа: М8</text:span>О<text:span text:style-name="T1">-2</text:span>11<text:span text:style-name="T1">Б-2</text:span>3</text:p>
      <text:p text:style-name="P19">Студент: Тропн М.А.</text:p>
      <text:p text:style-name="P1"><text:span text:style-name="T1">Преподаватель: </text:span>Бахарев В.Д.</text:p>
      <text:p text:style-name="P19">Оценка: ____________________ </text:p>
      <text:p text:style-name="P1"><text:span text:style-name="T1">Дата: </text:span><text:span text:style-name="T2">31</text:span><text:span text:style-name="T9">.10</text:span><text:span text:style-name="T1">.</text:span>24</text:p>
      <text:p text:style-name="P14"/>
      <text:p text:style-name="P2"/>
      <text:p text:style-name="P3"/>
      <text:p text:style-name="P3"><text:span text:style-name="T1">Москва, 202</text:span>4</text:p>
      <text:p text:style-name="P21"><text:soft-page-break/>Постановка задачи</text:p>
      <text:p text:style-name="Standard"><text:span text:style-name="T5">Вариант </text:span><text:span text:style-name="T6">15</text:span><text:span text:style-name="T5">.</text:span></text:p>
      <text:p text:style-name="P26">Цель работы </text:p>
      <text:p text:style-name="P26">Приобретение практических навыков в:</text:p>
      <text:p text:style-name="P27"> Управление потоками в ОС</text:p>
      <text:p text:style-name="P27"> Обеспечение синхронизации между потоками</text:p>
      <text:p text:style-name="P25">Задание</text:p>
      <text:p text:style-name="P25">Составить программу на языке Си<text:span text:style-name="T13">(С++)</text:span>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27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27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25"><text:span text:style-name="T10">15</text:span> вариант) Есть колода из 52 карт, рассчитать экспериментально (метод Монте-Карло) вероятность того, что сверху лежат две одинаковых карты. Количество раундов задаётся ключом программы.</text:p>
      <text:p text:style-name="P21"><text:s text:c="2"/>Общий метод и алгоритм решения</text:p>
      <text:p text:style-name="P22">Использованные системные вызовы:</text:p>
      <text:list text:style-name="WWNum1">
        <text:list-item>
          <text:p text:style-name="P33">int pthread_create(pthread_t *__restrict__ __newthread, const pthread_attr_t *__restrict__ __attr, void *(*__start_routine)(void *), void *__restrict__ __arg) — создаёт поток с рутиной <text:span text:style-name="T11">(стартовой <text:s/>функцией) и заданными аргументами</text:span></text:p>
        </text:list-item>
        <text:list-item>
          <text:p text:style-name="P34">int pthread_join(pthread_t __th, void **__thread_return) — вызов потока</text:p>
        </text:list-item>
        <text:list-item>
          <text:p text:style-name="P37"><text:span text:style-name="T7">ssize_t read(int __fd, void* __buf, size_t __nbytes) — чтение из </text:span><text:span text:style-name="T8">fd в буфер</text:span></text:p>
        </text:list-item>
        <text:list-item>
          <text:p text:style-name="P35">ssize_t write(int __fd, const void* __buf, size_t __n) — запись байтов в буфер</text:p>
        </text:list-item>
        <text:list-item>
          <text:p text:style-name="P36">void exit(int status) - завершения выполнения процесса и возвращение статуса</text:p>
        </text:list-item>
      </text:list>
      <text:p text:style-name="P23"/>
      <text:p text:style-name="P24">Создаём потоки <text:span text:style-name="T14">(кол-во указывается ключом программы). Аргументом функции pthread_create будет являться функция just_do с аргументом rounds (рассчитывается как общее кол-во раундов (является второым ключом программы), разделенное на кол-во потоков). Таким образом, каждый поток будет рассчитывать приблизительно одинаковое количество раундов. Также введем атомарный счетчик ac (атомарность обязательна, в противном случае между потоками происходит т. н. «data race», из-за чего кол-во счетчика не совпадает с действительностью (потоки борятся за получение доступа к счетчика. Использование мьютекса в задаче излишне, ведь увеличаться затраты на ображение к Kernel).</text:span></text:p>
      <text:p text:style-name="P28">Сам метод Монте-Карло заключается в оперировании случайностями. По заданию необходимо найти вероятность того, что первые две карты в колоде (52 карты) будут одинаковой масти можно расчитать проведя эксперимент — взять колоду, <text:soft-page-break/>перемешать её и проверить что верхние карты одинаковы. <text:span text:style-name="T16">Колоду будем перемешивать стандартным алгоритмом C++ std::shuffle. </text:span>В таком удачном случае счетчик ac будем атомарно увеличивать. <text:span text:style-name="T15">В итоге вероятность будем рассчитывать как результат деления количества удачный исходов на общее количество раундов. </text:span></text:p>
      <text:p text:style-name="P23"/>
      <text:p text:style-name="P21">Код программы</text:p>
      <text:p text:style-name="P10">main.cpp</text:p>
      <text:p text:style-name="P11"/>
      <text:p text:style-name="P11">#include &lt;algorithm&gt;</text:p>
      <text:p text:style-name="P11">#include &lt;atomic&gt;</text:p>
      <text:p text:style-name="P11">#include &lt;pthread.h&gt;</text:p>
      <text:p text:style-name="P11">#include &lt;random&gt;</text:p>
      <text:p text:style-name="P11">#include &lt;stdarg.h&gt;</text:p>
      <text:p text:style-name="P11">#include &lt;string.h&gt;</text:p>
      <text:p text:style-name="P11">#include &lt;unistd.h&gt;</text:p>
      <text:p text:style-name="P11">#include &lt;vector&gt;</text:p>
      <text:p text:style-name="P11"/>
      <text:p text:style-name="P11">#define print(text, ...) <text:s text:c="54"/>\</text:p>
      <text:p text:style-name="P11"><text:s text:c="2"/>do { <text:s text:c="72"/>\</text:p>
      <text:p text:style-name="P11"><text:s text:c="4"/>char BUF[BUFSIZ]; <text:s text:c="57"/>\</text:p>
      <text:p text:style-name="P11"><text:s text:c="4"/>vsprintf(BUF, text, __VA_ARGS__); <text:s text:c="41"/>\</text:p>
      <text:p text:style-name="P11"><text:s text:c="4"/>myCout(BUF); <text:s text:c="62"/>\</text:p>
      <text:p text:style-name="P11"><text:s text:c="2"/>} while (0)</text:p>
      <text:p text:style-name="P11">#define all(x) x.begin(), x.end()</text:p>
      <text:p text:style-name="P11">#define THREADS_NUM 16</text:p>
      <text:p text:style-name="P11">#define BARRIERS_NUM 16</text:p>
      <text:p text:style-name="P11">#define DECK_NUM 52</text:p>
      <text:p text:style-name="P11"/>
      <text:p text:style-name="P11">std::atomic_int ac{0};</text:p>
      <text:p text:style-name="P11"/>
      <text:p text:style-name="P11">void *just_do(void *args) {</text:p>
      <text:p text:style-name="P11"><text:soft-page-break/><text:s text:c="2"/>size_t round = *(size_t *)args;</text:p>
      <text:p text:style-name="P11"><text:s text:c="2"/>std::random_device rd;</text:p>
      <text:p text:style-name="P11"><text:s text:c="2"/>std::mt19937 random_generator(rd());</text:p>
      <text:p text:style-name="P11"><text:s text:c="2"/>int local = 0;</text:p>
      <text:p text:style-name="P11"><text:s text:c="2"/>std::vector&lt;int&gt; deck(DECK_NUM);</text:p>
      <text:p text:style-name="P11"><text:s text:c="2"/>for (size_t j = 0; j &lt; DECK_NUM; j++) {</text:p>
      <text:p text:style-name="P11"><text:s text:c="4"/>deck[j] = j;</text:p>
      <text:p text:style-name="P11"><text:s text:c="2"/>}</text:p>
      <text:p text:style-name="P11"><text:s text:c="2"/>for (size_t i = 0; i &lt; round; i++) {</text:p>
      <text:p text:style-name="P11"><text:s text:c="4"/>std::shuffle(all(deck), random_generator);</text:p>
      <text:p text:style-name="P11"><text:s text:c="4"/>if (deck[0] % 4 == deck[1] % 4) {</text:p>
      <text:p text:style-name="P11"><text:s text:c="6"/>++local;</text:p>
      <text:p text:style-name="P11"><text:s text:c="4"/>}</text:p>
      <text:p text:style-name="P11"><text:s text:c="2"/>}</text:p>
      <text:p text:style-name="P11"><text:s text:c="2"/>ac += local;</text:p>
      <text:p text:style-name="P11"/>
      <text:p text:style-name="P11"><text:s text:c="2"/>return NULL;</text:p>
      <text:p text:style-name="P11">}</text:p>
      <text:p text:style-name="P11"/>
      <text:p text:style-name="P11">void _print(char *fmt, ...) {</text:p>
      <text:p text:style-name="P11"><text:s text:c="2"/>va_list args;</text:p>
      <text:p text:style-name="P11"><text:s text:c="2"/>va_start(args, fmt);</text:p>
      <text:p text:style-name="P11"><text:s text:c="2"/>char BUF[BUFSIZ];</text:p>
      <text:p text:style-name="P11"><text:s text:c="2"/>vsprintf(BUF, fmt, args);</text:p>
      <text:p text:style-name="P11"><text:s text:c="2"/>if (-1 == write(STDOUT_FILENO, BUF, strlen(BUF))) {</text:p>
      <text:p text:style-name="P11"><text:s text:c="4"/>exit(EXIT_FAILURE);</text:p>
      <text:p text:style-name="P11"><text:s text:c="2"/>}</text:p>
      <text:p text:style-name="P11"><text:s text:c="2"/>va_end(args);</text:p>
      <text:p text:style-name="P11">}</text:p>
      <text:p text:style-name="P11"/>
      <text:p text:style-name="P11">int main(int argc, char **argv) {</text:p>
      <text:p text:style-name="P11"><text:s text:c="2"/>if (argc != 3) {</text:p>
      <text:p text:style-name="P11"><text:s text:c="4"/>_print("Input error. Use: %s &lt;threads&gt; &lt;rounds&gt;\n", argv[0]);</text:p>
      <text:p text:style-name="P11"><text:soft-page-break/><text:s text:c="4"/>exit(EXIT_FAILURE);</text:p>
      <text:p text:style-name="P11"><text:s text:c="2"/>}</text:p>
      <text:p text:style-name="P11"><text:s text:c="2"/>if (argv[1] == NULL || argv[2] == NULL) {</text:p>
      <text:p text:style-name="P11"><text:s text:c="4"/>_print("Input error. Use: %s &lt;threads&gt; &lt;rounds&gt;\n", argv[0]);</text:p>
      <text:p text:style-name="P11"><text:s text:c="4"/>exit(EXIT_FAILURE);</text:p>
      <text:p text:style-name="P11"><text:s text:c="2"/>}</text:p>
      <text:p text:style-name="P11"><text:s text:c="2"/>// ограничение потоков и количество раундов</text:p>
      <text:p text:style-name="P11"><text:s text:c="2"/>size_t threads_num = atol(argv[1]);</text:p>
      <text:p text:style-name="P11"><text:s text:c="2"/>size_t rounds = atol(argv[2]);</text:p>
      <text:p text:style-name="P11"><text:s text:c="2"/>size_t rounds_for_thread = rounds / threads_num;</text:p>
      <text:p text:style-name="P11"><text:s text:c="2"/>std::vector&lt;pthread_t&gt; threads(threads_num);</text:p>
      <text:p text:style-name="P11"><text:s text:c="2"/>// for (size_t j = 0; j &lt; DECK_NUM; j++) {</text:p>
      <text:p text:style-name="P11"><text:s text:c="2"/>// <text:s text:c="2"/>deck[j] = j;</text:p>
      <text:p text:style-name="P11"><text:s text:c="2"/>// }</text:p>
      <text:p text:style-name="P11"><text:s text:c="2"/>for (size_t i = 0; i &lt; threads_num; i++) {</text:p>
      <text:p text:style-name="P11"><text:s text:c="4"/>if (-1 == pthread_create(&amp;(threads[i]), NULL, just_do,</text:p>
      <text:p text:style-name="P11"><text:s text:c="29"/>(void *)&amp;rounds_for_thread)) {</text:p>
      <text:p text:style-name="P11"><text:s text:c="6"/>_print("Error. Thread %d nor created\n", i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for (auto &amp;thread : threads) {</text:p>
      <text:p text:style-name="P11"><text:s text:c="4"/>if (-1 == pthread_join(thread, NULL)) {</text:p>
      <text:p text:style-name="P11"><text:s text:c="6"/>_print("Error. Thread not joined\n"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// выводилка удачный попаданий</text:p>
      <text:p text:style-name="P11"><text:s text:c="2"/>{</text:p>
      <text:p text:style-name="P11"><text:s text:c="4"/>int b = ac.load();</text:p>
      <text:p text:style-name="P11"><text:s text:c="4"/>_print("== %d ==\n", b);</text:p>
      <text:p text:style-name="P11"><text:soft-page-break/><text:s text:c="2"/>}</text:p>
      <text:p text:style-name="P11"/>
      <text:p text:style-name="P11"><text:s text:c="2"/>{</text:p>
      <text:p text:style-name="P11"><text:s text:c="4"/>// расчеты</text:p>
      <text:p text:style-name="P11"><text:s text:c="4"/>int total_rounds = rounds; // threads_num * rounds;</text:p>
      <text:p text:style-name="P11"><text:s text:c="4"/>int f = ac.load();</text:p>
      <text:p text:style-name="P11"><text:s text:c="4"/>double probability = (double)f / (double)total_rounds;</text:p>
      <text:p text:style-name="P11"><text:s text:c="4"/>char BUF[BUFSIZ];</text:p>
      <text:p text:style-name="P11"><text:s text:c="4"/>sprintf(BUF, "== %f ==\n", probability);</text:p>
      <text:p text:style-name="P11"><text:s text:c="4"/>_print("%s\n", BUF);</text:p>
      <text:p text:style-name="P11"><text:s text:c="2"/>}</text:p>
      <text:p text:style-name="P11"/>
      <text:p text:style-name="P11"><text:s text:c="2"/>return EXIT_SUCCESS;</text:p>
      <text:p text:style-name="P11">}</text:p>
      <text:p text:style-name="P10"/>
      <text:p text:style-name="P29">Протокол работы программы</text:p>
      <text:p text:style-name="P31">Тестирование:</text:p>
      <text:p text:style-name="P38"><text:span text:style-name="T18">lemito@lemito</text:span><text:span text:style-name="T17">:~/Desktop/OSi/lab2/out/build/gcc$</text:span></text:p>
      <text:p text:style-name="P41"><text:s/>/home/lemito/Desktop/OSi/lab2/out/build/gcc/lab2 12 1000000</text:p>
      <text:p text:style-name="P42">== 234392 ==</text:p>
      <text:p text:style-name="P42">== 0.234392 ==</text:p>
      <text:p text:style-name="P41">lemito@lemito:~/Desktop/OSi/lab2/out/build/gcc$ time /home/lemito/Desktop/OSi/lab2/out/build/gcc/lab2 12 1000000</text:p>
      <text:p text:style-name="P41">== 235216 ==</text:p>
      <text:p text:style-name="P41">== 0.235216 ==</text:p>
      <text:p text:style-name="P41"/>
      <text:p text:style-name="P41"/>
      <text:p text:style-name="P41">real <text:s text:c="3"/>0m0.631s</text:p>
      <text:p text:style-name="P41">user <text:s text:c="3"/>0m6.150s</text:p>
      <text:p text:style-name="P41">sys <text:s text:c="4"/>0m0.010s</text:p>
      <text:p text:style-name="P41">lemito@lemito:~/Desktop/OSi/lab2/out/build/gcc$ time /home/lemito/Desktop/OSi/lab2/out/build/gcc/lab2 6 1000000</text:p>
      <text:p text:style-name="P41">== 235308 ==</text:p>
      <text:p text:style-name="P41">== 0.235308 ==</text:p>
      <text:p text:style-name="P41"><text:soft-page-break/></text:p>
      <text:p text:style-name="P41"/>
      <text:p text:style-name="P41">real <text:s text:c="3"/>0m0.870s</text:p>
      <text:p text:style-name="P41">user <text:s text:c="3"/>0m4.887s</text:p>
      <text:p text:style-name="P41">sys <text:s text:c="4"/>0m0.006s</text:p>
      <text:p text:style-name="P43">lemito@lemito:~/Desktop/OSi/lab2/out/build/gcc$ time /home/lemito/Desktop/OSi/lab2/out/build/gcc/lab2 3 1000000</text:p>
      <text:p text:style-name="P43">== 235482 ==</text:p>
      <text:p text:style-name="P43">== 0.235482 ==</text:p>
      <text:p text:style-name="P43"/>
      <text:p text:style-name="P43"/>
      <text:p text:style-name="P43">real <text:s text:c="3"/>0m1.349s</text:p>
      <text:p text:style-name="P43">user <text:s text:c="3"/>0m3.976s</text:p>
      <text:p text:style-name="P43">sys <text:s text:c="4"/>0m0.003s</text:p>
      <text:p text:style-name="P44">lemito@lemito:~/Desktop/OSi/lab2/out/build/gcc$ time /home/lemito/Desktop/OSi/lab2/out/build/gcc/lab2 1 1000000</text:p>
      <text:p text:style-name="P44">== 235372 ==</text:p>
      <text:p text:style-name="P44">== 0.235372 ==</text:p>
      <text:p text:style-name="P44"/>
      <text:p text:style-name="P44"/>
      <text:p text:style-name="P44">real <text:s text:c="3"/>0m3.238s</text:p>
      <text:p text:style-name="P44">user <text:s text:c="3"/>0m3.230s</text:p>
      <text:p text:style-name="P44">sys <text:s text:c="4"/>0m0.007s</text:p>
      <text:p text:style-name="P42">lemito@lemito:~/Desktop/OSi/lab2/out/build/gcc$ time /home/lemito/Desktop/OSi/lab2/out/build/gcc/lab2 12 1000</text:p>
      <text:p text:style-name="P42">== 254 ==</text:p>
      <text:p text:style-name="P42">== 0.254000 ==</text:p>
      <text:p text:style-name="P42"/>
      <text:p text:style-name="P42"/>
      <text:p text:style-name="P42">real <text:s text:c="3"/>0m0.012s</text:p>
      <text:p text:style-name="P42">user <text:s text:c="3"/>0m0.010s</text:p>
      <text:p text:style-name="P42">sys <text:s text:c="4"/>0m0.007s</text:p>
      <text:p text:style-name="P4"/>
      <text:p text:style-name="P30">Strace:</text:p>
      <text:p text:style-name="P8"><text:soft-page-break/>175226 execve("/home/lemito/Desktop/OSi/lab2/out/build/gcc/lab2", ["/home/lemito/Desktop/OSi/lab2/ou"..., "12", "1000000"], 0x7fffb4e1e668 /* 118 vars */) = 0</text:p>
      <text:p text:style-name="P8">175226 brk(NULL) <text:s text:c="23"/>= 0x6236481d5000</text:p>
      <text:p text:style-name="P8">175226 mmap(NULL, 8192, PROT_READ|PROT_WRITE, MAP_PRIVATE|MAP_ANONYMOUS, -1, 0) = 0x7ec2ec769000</text:p>
      <text:p text:style-name="P8">175226 access("/etc/ld.so.preload", R_OK) = -1 ENOENT (No such file or directory)</text:p>
      <text:p text:style-name="P8">175226 openat(AT_FDCWD, "/etc/ld.so.cache", O_RDONLY|O_CLOEXEC) = 3</text:p>
      <text:p text:style-name="P8">175226 fstat(3, {st_mode=S_IFREG|0644, st_size=98135, ...}) = 0</text:p>
      <text:p text:style-name="P8">175226 mmap(NULL, 98135, PROT_READ, MAP_PRIVATE, 3, 0) = 0x7ec2ec751000</text:p>
      <text:p text:style-name="P8">175226 close(3) <text:s text:c="24"/>= 0</text:p>
      <text:p text:style-name="P8">175226 openat(AT_FDCWD, "/lib/x86_64-linux-gnu/libstdc++.so.6", O_RDONLY|O_CLOEXEC) = 3</text:p>
      <text:p text:style-name="P8">175226 read(3, "\177ELF\2\1\1\3\0\0\0\0\0\0\0\0\3\0&gt;\0\1\0\0\0\0\0\0\0\0\0\0\0"..., 832) = 832</text:p>
      <text:p text:style-name="P8">175226 fstat(3, {st_mode=S_IFREG|0644, st_size=2592224, ...}) = 0</text:p>
      <text:p text:style-name="P8">175226 mmap(NULL, 2609472, PROT_READ, MAP_PRIVATE|MAP_DENYWRITE, 3, 0) = 0x7ec2ec400000</text:p>
      <text:p text:style-name="P8">175226 mmap(0x7ec2ec49d000, 1343488, PROT_READ|PROT_EXEC, MAP_PRIVATE|MAP_FIXED|MAP_DENYWRITE, 3, 0x9d000) = 0x7ec2ec49d000</text:p>
      <text:p text:style-name="P8">175226 mmap(0x7ec2ec5e5000, 552960, PROT_READ, MAP_PRIVATE|MAP_FIXED|MAP_DENYWRITE, 3, 0x1e5000) = 0x7ec2ec5e5000</text:p>
      <text:p text:style-name="P8">175226 mmap(0x7ec2ec66c000, 57344, PROT_READ|PROT_WRITE, MAP_PRIVATE|MAP_FIXED|MAP_DENYWRITE, 3, 0x26b000) = 0x7ec2ec66c000</text:p>
      <text:p text:style-name="P8">175226 mmap(0x7ec2ec67a000, 12608, PROT_READ|PROT_WRITE, MAP_PRIVATE|MAP_FIXED|MAP_ANONYMOUS, -1, 0) = 0x7ec2ec67a000</text:p>
      <text:p text:style-name="P8">175226 close(3) <text:s text:c="24"/>= 0</text:p>
      <text:p text:style-name="P8">175226 openat(AT_FDCWD, "/lib/x86_64-linux-gnu/libgcc_s.so.1", O_RDONLY|O_CLOEXEC) = 3</text:p>
      <text:p text:style-name="P8">175226 read(3, "\177ELF\2\1\1\0\0\0\0\0\0\0\0\0\3\0&gt;\0\1\0\0\0\0\0\0\0\0\0\0\0"..., 832) = 832</text:p>
      <text:p text:style-name="P8">175226 fstat(3, {st_mode=S_IFREG|0644, st_size=183024, ...}) = 0</text:p>
      <text:p text:style-name="P8">175226 mmap(NULL, 185256, PROT_READ, MAP_PRIVATE|MAP_DENYWRITE, 3, 0) = 0x7ec2ec723000</text:p>
      <text:p text:style-name="P8">175226 mmap(0x7ec2ec727000, 147456, PROT_READ|PROT_EXEC, MAP_PRIVATE|MAP_FIXED|MAP_DENYWRITE, 3, 0x4000) = 0x7ec2ec727000</text:p>
      <text:p text:style-name="P8">175226 mmap(0x7ec2ec74b000, 16384, PROT_READ, MAP_PRIVATE|MAP_FIXED|MAP_DENYWRITE, 3, 0x28000) = 0x7ec2ec74b000</text:p>
      <text:p text:style-name="P8"><text:soft-page-break/>175226 mmap(0x7ec2ec74f000, 8192, PROT_READ|PROT_WRITE, MAP_PRIVATE|MAP_FIXED|MAP_DENYWRITE, 3, 0x2b000) = 0x7ec2ec74f000</text:p>
      <text:p text:style-name="P8">175226 close(3) <text:s text:c="24"/>= 0</text:p>
      <text:p text:style-name="P8">175226 openat(AT_FDCWD, "/lib/x86_64-linux-gnu/libc.so.6", O_RDONLY|O_CLOEXEC) = 3</text:p>
      <text:p text:style-name="P8">175226 read(3, "\177ELF\2\1\1\3\0\0\0\0\0\0\0\0\3\0&gt;\0\1\0\0\0\220\243\2\0\0\0\0\0"..., 832) = 832</text:p>
      <text:p text:style-name="P8">175226 pread64(3, "\6\0\0\0\4\0\0\0@\0\0\0\0\0\0\0@\0\0\0\0\0\0\0@\0\0\0\0\0\0\0"..., 784, 64) = 784</text:p>
      <text:p text:style-name="P8">175226 fstat(3, {st_mode=S_IFREG|0755, st_size=2125328, ...}) = 0</text:p>
      <text:p text:style-name="P8">175226 pread64(3, "\6\0\0\0\4\0\0\0@\0\0\0\0\0\0\0@\0\0\0\0\0\0\0@\0\0\0\0\0\0\0"..., 784, 64) = 784</text:p>
      <text:p text:style-name="P8">175226 mmap(NULL, 2170256, PROT_READ, MAP_PRIVATE|MAP_DENYWRITE, 3, 0) = 0x7ec2ec000000</text:p>
      <text:p text:style-name="P8">175226 mmap(0x7ec2ec028000, 1605632, PROT_READ|PROT_EXEC, MAP_PRIVATE|MAP_FIXED|MAP_DENYWRITE, 3, 0x28000) = 0x7ec2ec028000</text:p>
      <text:p text:style-name="P8">175226 mmap(0x7ec2ec1b0000, 323584, PROT_READ, MAP_PRIVATE|MAP_FIXED|MAP_DENYWRITE, 3, 0x1b0000) = 0x7ec2ec1b0000</text:p>
      <text:p text:style-name="P8">175226 mmap(0x7ec2ec1ff000, 24576, PROT_READ|PROT_WRITE, MAP_PRIVATE|MAP_FIXED|MAP_DENYWRITE, 3, 0x1fe000) = 0x7ec2ec1ff000</text:p>
      <text:p text:style-name="P8">175226 mmap(0x7ec2ec205000, 52624, PROT_READ|PROT_WRITE, MAP_PRIVATE|MAP_FIXED|MAP_ANONYMOUS, -1, 0) = 0x7ec2ec205000</text:p>
      <text:p text:style-name="P8">175226 close(3) <text:s text:c="24"/>= 0</text:p>
      <text:p text:style-name="P8">175226 openat(AT_FDCWD, "/lib/x86_64-linux-gnu/libm.so.6", O_RDONLY|O_CLOEXEC) = 3</text:p>
      <text:p text:style-name="P8">175226 read(3, "\177ELF\2\1\1\3\0\0\0\0\0\0\0\0\3\0&gt;\0\1\0\0\0\0\0\0\0\0\0\0\0"..., 832) = 832</text:p>
      <text:p text:style-name="P8">175226 fstat(3, {st_mode=S_IFREG|0644, st_size=952616, ...}) = 0</text:p>
      <text:p text:style-name="P8">175226 mmap(NULL, 950296, PROT_READ, MAP_PRIVATE|MAP_DENYWRITE, 3, 0) = 0x7ec2ec317000</text:p>
      <text:p text:style-name="P8">175226 mmap(0x7ec2ec327000, 520192, PROT_READ|PROT_EXEC, MAP_PRIVATE|MAP_FIXED|MAP_DENYWRITE, 3, 0x10000) = 0x7ec2ec327000</text:p>
      <text:p text:style-name="P8">175226 mmap(0x7ec2ec3a6000, 360448, PROT_READ, MAP_PRIVATE|MAP_FIXED|MAP_DENYWRITE, 3, 0x8f000) = 0x7ec2ec3a6000</text:p>
      <text:p text:style-name="P8">175226 mmap(0x7ec2ec3fe000, 8192, PROT_READ|PROT_WRITE, MAP_PRIVATE|MAP_FIXED|MAP_DENYWRITE, 3, 0xe7000) = 0x7ec2ec3fe000</text:p>
      <text:p text:style-name="P8">175226 close(3) <text:s text:c="24"/>= 0</text:p>
      <text:p text:style-name="P8">175226 mmap(NULL, 8192, PROT_READ|PROT_WRITE, MAP_PRIVATE|MAP_ANONYMOUS, -1, 0) = 0x7ec2ec721000</text:p>
      <text:p text:style-name="P8">175226 mmap(NULL, 12288, PROT_READ|PROT_WRITE, MAP_PRIVATE|MAP_ANONYMOUS, -1, 0) = 0x7ec2ec71e000</text:p>
      <text:p text:style-name="P8"><text:soft-page-break/>175226 arch_prctl(ARCH_SET_FS, 0x7ec2ec71e740) = 0</text:p>
      <text:p text:style-name="P8">175226 set_tid_address(0x7ec2ec71ea10) <text:s/>= 175226</text:p>
      <text:p text:style-name="P8">175226 set_robust_list(0x7ec2ec71ea20, 24) = 0</text:p>
      <text:p text:style-name="P8">175226 rseq(0x7ec2ec71f060, 0x20, 0, 0x53053053) = 0</text:p>
      <text:p text:style-name="P8">175226 mprotect(0x7ec2ec1ff000, 16384, PROT_READ) = 0</text:p>
      <text:p text:style-name="P8">175226 mprotect(0x7ec2ec3fe000, 4096, PROT_READ) = 0</text:p>
      <text:p text:style-name="P8">175226 mprotect(0x7ec2ec74f000, 4096, PROT_READ) = 0</text:p>
      <text:p text:style-name="P8">175226 mprotect(0x7ec2ec66c000, 45056, PROT_READ) = 0</text:p>
      <text:p text:style-name="P8">175226 mprotect(0x62364770b000, 4096, PROT_READ) = 0</text:p>
      <text:p text:style-name="P8">175226 mprotect(0x7ec2ec7a1000, 8192, PROT_READ) = 0</text:p>
      <text:p text:style-name="P8">175226 prlimit64(0, RLIMIT_STACK, NULL, {rlim_cur=8192*1024, rlim_max=RLIM64_INFINITY}) = 0</text:p>
      <text:p text:style-name="P8">175226 munmap(0x7ec2ec751000, 98135) <text:s text:c="3"/>= 0</text:p>
      <text:p text:style-name="P8">175226 futex(0x7ec2ec67a7bc, FUTEX_WAKE_PRIVATE, 2147483647) = 0</text:p>
      <text:p text:style-name="P8">175226 getrandom("\xe8\x14\x89\x47\x67\xf4\x84\xb8", 8, GRND_NONBLOCK) = 8</text:p>
      <text:p text:style-name="P8">175226 brk(NULL) <text:s text:c="23"/>= 0x6236481d5000</text:p>
      <text:p text:style-name="P8">175226 brk(0x6236481f6000) <text:s text:c="13"/>= 0x6236481f6000</text:p>
      <text:p text:style-name="P8">175226 rt_sigaction(SIGRT_1, {sa_handler=0x7ec2ec099520, sa_mask=[], sa_flags=SA_RESTORER|SA_ONSTACK|SA_RESTART|SA_SIGINFO, sa_restorer=0x7ec2ec045320}, NULL, 8) = 0</text:p>
      <text:p text:style-name="P8">175226 rt_sigprocmask(SIG_UNBLOCK, [RTMIN RT_1], NULL, 8) = 0</text:p>
      <text:p text:style-name="P8">175226 mmap(NULL, 8392704, PROT_NONE, MAP_PRIVATE|MAP_ANONYMOUS|MAP_STACK, -1, 0) = 0x7ec2eb600000</text:p>
      <text:p text:style-name="P8">175226 mprotect(0x7ec2eb601000, 8388608, PROT_READ|PROT_WRITE) = 0</text:p>
      <text:p text:style-name="P8">175226 rt_sigprocmask(SIG_BLOCK, ~[], [], 8) = 0</text:p>
      <text:p text:style-name="P8">175226 clone3({flags=CLONE_VM|CLONE_FS|CLONE_FILES|CLONE_SIGHAND|CLONE_THREAD|CLONE_SYSVSEM|CLONE_SETTLS|CLONE_PARENT_SETTID|CLONE_CHILD_CLEARTID, child_tid=0x7ec2ebe00990, parent_tid=0x7ec2ebe00990, exit_signal=0, stack=0x7ec2eb600000, stack_size=0x7fff80, tls=0x7ec2ebe006c0} =&gt; {parent_tid=[175227]}, 88) = 175227</text:p>
      <text:p text:style-name="P8">175226 rt_sigprocmask(SIG_SETMASK, [], <text:s/>&lt;unfinished ...&gt;</text:p>
      <text:p text:style-name="P8">175227 rseq(0x7ec2ebe00fe0, 0x20, 0, 0x53053053 &lt;unfinished ...&gt;</text:p>
      <text:p text:style-name="P8">175226 &lt;... rt_sigprocmask resumed&gt;NULL, 8) = 0</text:p>
      <text:p text:style-name="P8">175227 &lt;... rseq resumed&gt;) <text:s text:c="13"/>= 0</text:p>
      <text:p text:style-name="P8">175226 mmap(NULL, 8392704, PROT_NONE, MAP_PRIVATE|MAP_ANONYMOUS|MAP_STACK, -1, 0 &lt;unfinished ...&gt;</text:p>
      <text:p text:style-name="P8">175227 set_robust_list(0x7ec2ebe009a0, 24 &lt;unfinished ...&gt;</text:p>
      <text:p text:style-name="P8"><text:soft-page-break/>175226 &lt;... mmap resumed&gt;) <text:s text:c="13"/>= 0x7ec2eac00000</text:p>
      <text:p text:style-name="P8">175227 &lt;... set_robust_list resumed&gt;) <text:s text:c="2"/>= 0</text:p>
      <text:p text:style-name="P8">175226 mprotect(0x7ec2eac01000, 8388608, PROT_READ|PROT_WRITE) = 0</text:p>
      <text:p text:style-name="P8">175226 rt_sigprocmask(SIG_BLOCK, ~[], <text:s/>&lt;unfinished ...&gt;</text:p>
      <text:p text:style-name="P8">175227 rt_sigprocmask(SIG_SETMASK, [], <text:s/>&lt;unfinished ...&gt;</text:p>
      <text:p text:style-name="P8">175226 &lt;... rt_sigprocmask resumed&gt;[], 8) = 0</text:p>
      <text:p text:style-name="P8">175226 clone3({flags=CLONE_VM|CLONE_FS|CLONE_FILES|CLONE_SIGHAND|CLONE_THREAD|CLONE_SYSVSEM|CLONE_SETTLS|CLONE_PARENT_SETTID|CLONE_CHILD_CLEARTID, child_tid=0x7ec2eb400990, parent_tid=0x7ec2eb400990, exit_signal=0, stack=0x7ec2eac00000, stack_size=0x7fff80, tls=0x7ec2eb4006c0} &lt;unfinished ...&gt;</text:p>
      <text:p text:style-name="P8">175227 &lt;... rt_sigprocmask resumed&gt;NULL, 8) = 0</text:p>
      <text:p text:style-name="P8">175226 &lt;... clone3 resumed&gt; =&gt; {parent_tid=[175228]}, 88) = 175228</text:p>
      <text:p text:style-name="P8">175228 rseq(0x7ec2eb400fe0, 0x20, 0, 0x53053053 &lt;unfinished ...&gt;</text:p>
      <text:p text:style-name="P8">175226 rt_sigprocmask(SIG_SETMASK, [], <text:s/>&lt;unfinished ...&gt;</text:p>
      <text:p text:style-name="P8">175228 &lt;... rseq resumed&gt;) <text:s text:c="13"/>= 0</text:p>
      <text:p text:style-name="P8">175226 &lt;... rt_sigprocmask resumed&gt;NULL, 8) = 0</text:p>
      <text:p text:style-name="P8">175228 set_robust_list(0x7ec2eb4009a0, 24 &lt;unfinished ...&gt;</text:p>
      <text:p text:style-name="P8">175226 mmap(NULL, 8392704, PROT_NONE, MAP_PRIVATE|MAP_ANONYMOUS|MAP_STACK, -1, 0 &lt;unfinished ...&gt;</text:p>
      <text:p text:style-name="P8">175228 &lt;... set_robust_list resumed&gt;) <text:s text:c="2"/>= 0</text:p>
      <text:p text:style-name="P8">175226 &lt;... mmap resumed&gt;) <text:s text:c="13"/>= 0x7ec2ea200000</text:p>
      <text:p text:style-name="P8">175228 rt_sigprocmask(SIG_SETMASK, [], <text:s/>&lt;unfinished ...&gt;</text:p>
      <text:p text:style-name="P8">175227 mmap(NULL, 134217728, PROT_NONE, MAP_PRIVATE|MAP_ANONYMOUS, -1, 0 &lt;unfinished ...&gt;</text:p>
      <text:p text:style-name="P8">175226 mprotect(0x7ec2ea201000, 8388608, PROT_READ|PROT_WRITE &lt;unfinished ...&gt;</text:p>
      <text:p text:style-name="P8">175228 &lt;... rt_sigprocmask resumed&gt;NULL, 8) = 0</text:p>
      <text:p text:style-name="P8">175226 &lt;... mprotect resumed&gt;) <text:s text:c="9"/>= 0</text:p>
      <text:p text:style-name="P8">175226 rt_sigprocmask(SIG_BLOCK, ~[], <text:s/>&lt;unfinished ...&gt;</text:p>
      <text:p text:style-name="P8">175228 mmap(NULL, 134217728, PROT_NONE, MAP_PRIVATE|MAP_ANONYMOUS, -1, 0 &lt;unfinished ...&gt;</text:p>
      <text:p text:style-name="P8">175227 &lt;... mmap resumed&gt;) <text:s text:c="13"/>= 0x7ec2e2200000</text:p>
      <text:p text:style-name="P8">175226 &lt;... rt_sigprocmask resumed&gt;[], 8) = 0</text:p>
      <text:p text:style-name="P8">175228 &lt;... mmap resumed&gt;) <text:s text:c="13"/>= 0x7ec2da200000</text:p>
      <text:p text:style-name="P8">175226 clone3({flags=CLONE_VM|CLONE_FS|CLONE_FILES|CLONE_SIGHAND|CLONE_THREAD|CLONE_SYSVSEM|CLONE_SETTLS|CLONE_PARENT_SETTID|CLONE_CHILD_CLEARTID, child_tid=0x7ec2eaa00990, parent_tid=0x7ec2eaa00990, exit_signal=0, stack=0x7ec2ea200000, stack_size=0x7fff80, tls=0x7ec2eaa006c0} &lt;unfinished ...&gt;</text:p>
      <text:p text:style-name="P8"><text:soft-page-break/>175228 munmap(0x7ec2da200000, 31457280 &lt;unfinished ...&gt;</text:p>
      <text:p text:style-name="P8">175227 munmap(0x7ec2e2200000, 31457280 &lt;unfinished ...&gt;</text:p>
      <text:p text:style-name="P8">175228 &lt;... munmap resumed&gt;) <text:s text:c="11"/>= 0</text:p>
      <text:p text:style-name="P8">175227 &lt;... munmap resumed&gt;) <text:s text:c="11"/>= 0</text:p>
      <text:p text:style-name="P8">175226 &lt;... clone3 resumed&gt; =&gt; {parent_tid=[175229]}, 88) = 175229</text:p>
      <text:p text:style-name="P8">175229 rseq(0x7ec2eaa00fe0, 0x20, 0, 0x53053053 &lt;unfinished ...&gt;</text:p>
      <text:p text:style-name="P8">175228 munmap(0x7ec2e0000000, 35651584 &lt;unfinished ...&gt;</text:p>
      <text:p text:style-name="P8">175226 rt_sigprocmask(SIG_SETMASK, [], <text:s/>&lt;unfinished ...&gt;</text:p>
      <text:p text:style-name="P8">175229 &lt;... rseq resumed&gt;) <text:s text:c="13"/>= 0</text:p>
      <text:p text:style-name="P8">175227 munmap(0x7ec2e8000000, 35651584 &lt;unfinished ...&gt;</text:p>
      <text:p text:style-name="P8">175226 &lt;... rt_sigprocmask resumed&gt;NULL, 8) = 0</text:p>
      <text:p text:style-name="P8">175229 set_robust_list(0x7ec2eaa009a0, 24 &lt;unfinished ...&gt;</text:p>
      <text:p text:style-name="P8">175228 &lt;... munmap resumed&gt;) <text:s text:c="11"/>= 0</text:p>
      <text:p text:style-name="P8">175226 mmap(NULL, 8392704, PROT_NONE, MAP_PRIVATE|MAP_ANONYMOUS|MAP_STACK, -1, 0 &lt;unfinished ...&gt;</text:p>
      <text:p text:style-name="P8">175229 &lt;... set_robust_list resumed&gt;) <text:s text:c="2"/>= 0</text:p>
      <text:p text:style-name="P8">175227 &lt;... munmap resumed&gt;) <text:s text:c="11"/>= 0</text:p>
      <text:p text:style-name="P8">175226 &lt;... mmap resumed&gt;) <text:s text:c="13"/>= 0x7ec2e9800000</text:p>
      <text:p text:style-name="P8">175229 rt_sigprocmask(SIG_SETMASK, [], <text:s/>&lt;unfinished ...&gt;</text:p>
      <text:p text:style-name="P8">175228 mprotect(0x7ec2dc000000, 135168, PROT_READ|PROT_WRITE &lt;unfinished ...&gt;</text:p>
      <text:p text:style-name="P8">175226 mprotect(0x7ec2e9801000, 8388608, PROT_READ|PROT_WRITE &lt;unfinished ...&gt;</text:p>
      <text:p text:style-name="P8">175229 &lt;... rt_sigprocmask resumed&gt;NULL, 8) = 0</text:p>
      <text:p text:style-name="P8">175228 &lt;... mprotect resumed&gt;) <text:s text:c="9"/>= 0</text:p>
      <text:p text:style-name="P8">175227 mprotect(0x7ec2e4000000, 135168, PROT_READ|PROT_WRITE &lt;unfinished ...&gt;</text:p>
      <text:p text:style-name="P8">175226 &lt;... mprotect resumed&gt;) <text:s text:c="9"/>= 0</text:p>
      <text:p text:style-name="P8">175229 mmap(NULL, 134217728, PROT_NONE, MAP_PRIVATE|MAP_ANONYMOUS, -1, 0 &lt;unfinished ...&gt;</text:p>
      <text:p text:style-name="P8">175227 &lt;... mprotect resumed&gt;) <text:s text:c="9"/>= 0</text:p>
      <text:p text:style-name="P8">175229 &lt;... mmap resumed&gt;) <text:s text:c="13"/>= 0x7ec2d4000000</text:p>
      <text:p text:style-name="P8">175229 munmap(0x7ec2d8000000, 67108864 &lt;unfinished ...&gt;</text:p>
      <text:p text:style-name="P8">175226 rt_sigprocmask(SIG_BLOCK, ~[], <text:s/>&lt;unfinished ...&gt;</text:p>
      <text:p text:style-name="P8">175229 &lt;... munmap resumed&gt;) <text:s text:c="11"/>= 0</text:p>
      <text:p text:style-name="P8">175226 &lt;... rt_sigprocmask resumed&gt;[], 8) = 0</text:p>
      <text:p text:style-name="P8">175229 mprotect(0x7ec2d4000000, 135168, PROT_READ|PROT_WRITE &lt;unfinished ...&gt;</text:p>
      <text:p text:style-name="P8"><text:soft-page-break/>175226 clone3({flags=CLONE_VM|CLONE_FS|CLONE_FILES|CLONE_SIGHAND|CLONE_THREAD|CLONE_SYSVSEM|CLONE_SETTLS|CLONE_PARENT_SETTID|CLONE_CHILD_CLEARTID, child_tid=0x7ec2ea000990, parent_tid=0x7ec2ea000990, exit_signal=0, stack=0x7ec2e9800000, stack_size=0x7fff80, tls=0x7ec2ea0006c0} &lt;unfinished ...&gt;</text:p>
      <text:p text:style-name="P8">175229 &lt;... mprotect resumed&gt;) <text:s text:c="9"/>= 0</text:p>
      <text:p text:style-name="P8">175226 &lt;... clone3 resumed&gt; =&gt; {parent_tid=[175230]}, 88) = 175230</text:p>
      <text:p text:style-name="P8">175230 rseq(0x7ec2ea000fe0, 0x20, 0, 0x53053053 &lt;unfinished ...&gt;</text:p>
      <text:p text:style-name="P8">175226 rt_sigprocmask(SIG_SETMASK, [], <text:s/>&lt;unfinished ...&gt;</text:p>
      <text:p text:style-name="P8">175230 &lt;... rseq resumed&gt;) <text:s text:c="13"/>= 0</text:p>
      <text:p text:style-name="P8">175226 &lt;... rt_sigprocmask resumed&gt;NULL, 8) = 0</text:p>
      <text:p text:style-name="P8">175230 set_robust_list(0x7ec2ea0009a0, 24 &lt;unfinished ...&gt;</text:p>
      <text:p text:style-name="P8">175226 mmap(NULL, 8392704, PROT_NONE, MAP_PRIVATE|MAP_ANONYMOUS|MAP_STACK, -1, 0 &lt;unfinished ...&gt;</text:p>
      <text:p text:style-name="P8">175230 &lt;... set_robust_list resumed&gt;) <text:s text:c="2"/>= 0</text:p>
      <text:p text:style-name="P8">175226 &lt;... mmap resumed&gt;) <text:s text:c="13"/>= 0x7ec2e8e00000</text:p>
      <text:p text:style-name="P8">175230 rt_sigprocmask(SIG_SETMASK, [], <text:s/>&lt;unfinished ...&gt;</text:p>
      <text:p text:style-name="P8">175226 mprotect(0x7ec2e8e01000, 8388608, PROT_READ|PROT_WRITE &lt;unfinished ...&gt;</text:p>
      <text:p text:style-name="P8">175230 &lt;... rt_sigprocmask resumed&gt;NULL, 8) = 0</text:p>
      <text:p text:style-name="P8">175226 &lt;... mprotect resumed&gt;) <text:s text:c="9"/>= 0</text:p>
      <text:p text:style-name="P8">175230 mmap(0x7ec2d8000000, 67108864, PROT_NONE, MAP_PRIVATE|MAP_ANONYMOUS, -1, 0 &lt;unfinished ...&gt;</text:p>
      <text:p text:style-name="P8">175226 rt_sigprocmask(SIG_BLOCK, ~[], <text:s/>&lt;unfinished ...&gt;</text:p>
      <text:p text:style-name="P8">175230 &lt;... mmap resumed&gt;) <text:s text:c="13"/>= 0x7ec2d0000000</text:p>
      <text:p text:style-name="P8">175226 &lt;... rt_sigprocmask resumed&gt;[], 8) = 0</text:p>
      <text:p text:style-name="P8">175230 mprotect(0x7ec2d0000000, 135168, PROT_READ|PROT_WRITE &lt;unfinished ...&gt;</text:p>
      <text:p text:style-name="P8">175226 clone3({flags=CLONE_VM|CLONE_FS|CLONE_FILES|CLONE_SIGHAND|CLONE_THREAD|CLONE_SYSVSEM|CLONE_SETTLS|CLONE_PARENT_SETTID|CLONE_CHILD_CLEARTID, child_tid=0x7ec2e9600990, parent_tid=0x7ec2e9600990, exit_signal=0, stack=0x7ec2e8e00000, stack_size=0x7fff80, tls=0x7ec2e96006c0} &lt;unfinished ...&gt;</text:p>
      <text:p text:style-name="P8">175230 &lt;... mprotect resumed&gt;) <text:s text:c="9"/>= 0</text:p>
      <text:p text:style-name="P8">175226 &lt;... clone3 resumed&gt; =&gt; {parent_tid=[175231]}, 88) = 175231</text:p>
      <text:p text:style-name="P8">175231 rseq(0x7ec2e9600fe0, 0x20, 0, 0x53053053 &lt;unfinished ...&gt;</text:p>
      <text:p text:style-name="P8">175226 rt_sigprocmask(SIG_SETMASK, [], <text:s/>&lt;unfinished ...&gt;</text:p>
      <text:p text:style-name="P8">175231 &lt;... rseq resumed&gt;) <text:s text:c="13"/>= 0</text:p>
      <text:p text:style-name="P8">175226 &lt;... rt_sigprocmask resumed&gt;NULL, 8) = 0</text:p>
      <text:p text:style-name="P8">175231 set_robust_list(0x7ec2e96009a0, 24 &lt;unfinished ...&gt;</text:p>
      <text:p text:style-name="P8"><text:soft-page-break/>175226 mmap(NULL, 8392704, PROT_NONE, MAP_PRIVATE|MAP_ANONYMOUS|MAP_STACK, -1, 0 &lt;unfinished ...&gt;</text:p>
      <text:p text:style-name="P8">175231 &lt;... set_robust_list resumed&gt;) <text:s text:c="2"/>= 0</text:p>
      <text:p text:style-name="P8">175226 &lt;... mmap resumed&gt;) <text:s text:c="13"/>= 0x7ec2e8400000</text:p>
      <text:p text:style-name="P8">175231 rt_sigprocmask(SIG_SETMASK, [], <text:s/>&lt;unfinished ...&gt;</text:p>
      <text:p text:style-name="P8">175226 mprotect(0x7ec2e8401000, 8388608, PROT_READ|PROT_WRITE &lt;unfinished ...&gt;</text:p>
      <text:p text:style-name="P8">175231 &lt;... rt_sigprocmask resumed&gt;NULL, 8) = 0</text:p>
      <text:p text:style-name="P8">175226 &lt;... mprotect resumed&gt;) <text:s text:c="9"/>= 0</text:p>
      <text:p text:style-name="P8">175226 rt_sigprocmask(SIG_BLOCK, ~[], <text:s/>&lt;unfinished ...&gt;</text:p>
      <text:p text:style-name="P8">175231 mmap(NULL, 134217728, PROT_NONE, MAP_PRIVATE|MAP_ANONYMOUS, -1, 0 &lt;unfinished ...&gt;</text:p>
      <text:p text:style-name="P8">175226 &lt;... rt_sigprocmask resumed&gt;[], 8) = 0</text:p>
      <text:p text:style-name="P8">175231 &lt;... mmap resumed&gt;) <text:s text:c="13"/>= 0x7ec2c8000000</text:p>
      <text:p text:style-name="P8">175226 clone3({flags=CLONE_VM|CLONE_FS|CLONE_FILES|CLONE_SIGHAND|CLONE_THREAD|CLONE_SYSVSEM|CLONE_SETTLS|CLONE_PARENT_SETTID|CLONE_CHILD_CLEARTID, child_tid=0x7ec2e8c00990, parent_tid=0x7ec2e8c00990, exit_signal=0, stack=0x7ec2e8400000, stack_size=0x7fff80, tls=0x7ec2e8c006c0} &lt;unfinished ...&gt;</text:p>
      <text:p text:style-name="P8">175231 munmap(0x7ec2cc000000, 67108864) = 0</text:p>
      <text:p text:style-name="P8">175226 &lt;... clone3 resumed&gt; =&gt; {parent_tid=[175232]}, 88) = 175232</text:p>
      <text:p text:style-name="P8">175231 mprotect(0x7ec2c8000000, 135168, PROT_READ|PROT_WRITE &lt;unfinished ...&gt;</text:p>
      <text:p text:style-name="P8">175226 rt_sigprocmask(SIG_SETMASK, [], <text:s/>&lt;unfinished ...&gt;</text:p>
      <text:p text:style-name="P8">175232 rseq(0x7ec2e8c00fe0, 0x20, 0, 0x53053053 &lt;unfinished ...&gt;</text:p>
      <text:p text:style-name="P8">175226 &lt;... rt_sigprocmask resumed&gt;NULL, 8) = 0</text:p>
      <text:p text:style-name="P8">175231 &lt;... mprotect resumed&gt;) <text:s text:c="9"/>= 0</text:p>
      <text:p text:style-name="P8">175226 mmap(NULL, 8392704, PROT_NONE, MAP_PRIVATE|MAP_ANONYMOUS|MAP_STACK, -1, 0 &lt;unfinished ...&gt;</text:p>
      <text:p text:style-name="P8">175232 &lt;... rseq resumed&gt;) <text:s text:c="13"/>= 0</text:p>
      <text:p text:style-name="P8">175226 &lt;... mmap resumed&gt;) <text:s text:c="13"/>= 0x7ec2e3600000</text:p>
      <text:p text:style-name="P8">175232 set_robust_list(0x7ec2e8c009a0, 24 &lt;unfinished ...&gt;</text:p>
      <text:p text:style-name="P8">175226 mprotect(0x7ec2e3601000, 8388608, PROT_READ|PROT_WRITE &lt;unfinished ...&gt;</text:p>
      <text:p text:style-name="P8">175232 &lt;... set_robust_list resumed&gt;) <text:s text:c="2"/>= 0</text:p>
      <text:p text:style-name="P8">175226 &lt;... mprotect resumed&gt;) <text:s text:c="9"/>= 0</text:p>
      <text:p text:style-name="P8">175232 rt_sigprocmask(SIG_SETMASK, [], <text:s/>&lt;unfinished ...&gt;</text:p>
      <text:p text:style-name="P8">175226 rt_sigprocmask(SIG_BLOCK, ~[], <text:s/>&lt;unfinished ...&gt;</text:p>
      <text:p text:style-name="P8">175232 &lt;... rt_sigprocmask resumed&gt;NULL, 8) = 0</text:p>
      <text:p text:style-name="P8">175226 &lt;... rt_sigprocmask resumed&gt;[], 8) = 0</text:p>
      <text:p text:style-name="P8"><text:soft-page-break/>175226 clone3({flags=CLONE_VM|CLONE_FS|CLONE_FILES|CLONE_SIGHAND|CLONE_THREAD|CLONE_SYSVSEM|CLONE_SETTLS|CLONE_PARENT_SETTID|CLONE_CHILD_CLEARTID, child_tid=0x7ec2e3e00990, parent_tid=0x7ec2e3e00990, exit_signal=0, stack=0x7ec2e3600000, stack_size=0x7fff80, tls=0x7ec2e3e006c0} &lt;unfinished ...&gt;</text:p>
      <text:p text:style-name="P8">175232 mmap(0x7ec2cc000000, 67108864, PROT_NONE, MAP_PRIVATE|MAP_ANONYMOUS, -1, 0) = 0x7ec2c4000000</text:p>
      <text:p text:style-name="P8">175226 &lt;... clone3 resumed&gt; =&gt; {parent_tid=[175233]}, 88) = 175233</text:p>
      <text:p text:style-name="P8">175233 rseq(0x7ec2e3e00fe0, 0x20, 0, 0x53053053 &lt;unfinished ...&gt;</text:p>
      <text:p text:style-name="P8">175232 mprotect(0x7ec2c4000000, 135168, PROT_READ|PROT_WRITE &lt;unfinished ...&gt;</text:p>
      <text:p text:style-name="P8">175226 rt_sigprocmask(SIG_SETMASK, [], <text:s/>&lt;unfinished ...&gt;</text:p>
      <text:p text:style-name="P8">175233 &lt;... rseq resumed&gt;) <text:s text:c="13"/>= 0</text:p>
      <text:p text:style-name="P8">175226 &lt;... rt_sigprocmask resumed&gt;NULL, 8) = 0</text:p>
      <text:p text:style-name="P8">175232 &lt;... mprotect resumed&gt;) <text:s text:c="9"/>= 0</text:p>
      <text:p text:style-name="P8">175226 mmap(NULL, 8392704, PROT_NONE, MAP_PRIVATE|MAP_ANONYMOUS|MAP_STACK, -1, 0 &lt;unfinished ...&gt;</text:p>
      <text:p text:style-name="P8">175233 set_robust_list(0x7ec2e3e009a0, 24 &lt;unfinished ...&gt;</text:p>
      <text:p text:style-name="P8">175226 &lt;... mmap resumed&gt;) <text:s text:c="13"/>= 0x7ec2e2c00000</text:p>
      <text:p text:style-name="P8">175233 &lt;... set_robust_list resumed&gt;) <text:s text:c="2"/>= 0</text:p>
      <text:p text:style-name="P8">175226 mprotect(0x7ec2e2c01000, 8388608, PROT_READ|PROT_WRITE &lt;unfinished ...&gt;</text:p>
      <text:p text:style-name="P8">175233 rt_sigprocmask(SIG_SETMASK, [], <text:s/>&lt;unfinished ...&gt;</text:p>
      <text:p text:style-name="P8">175226 &lt;... mprotect resumed&gt;) <text:s text:c="9"/>= 0</text:p>
      <text:p text:style-name="P8">175233 &lt;... rt_sigprocmask resumed&gt;NULL, 8) = 0</text:p>
      <text:p text:style-name="P8">175226 rt_sigprocmask(SIG_BLOCK, ~[], [], 8) = 0</text:p>
      <text:p text:style-name="P8">175233 mmap(NULL, 134217728, PROT_NONE, MAP_PRIVATE|MAP_ANONYMOUS, -1, 0 &lt;unfinished ...&gt;</text:p>
      <text:p text:style-name="P8">175226 clone3({flags=CLONE_VM|CLONE_FS|CLONE_FILES|CLONE_SIGHAND|CLONE_THREAD|CLONE_SYSVSEM|CLONE_SETTLS|CLONE_PARENT_SETTID|CLONE_CHILD_CLEARTID, child_tid=0x7ec2e3400990, parent_tid=0x7ec2e3400990, exit_signal=0, stack=0x7ec2e2c00000, stack_size=0x7fff80, tls=0x7ec2e34006c0} &lt;unfinished ...&gt;</text:p>
      <text:p text:style-name="P8">175233 &lt;... mmap resumed&gt;) <text:s text:c="13"/>= 0x7ec2bc000000</text:p>
      <text:p text:style-name="P8">175233 munmap(0x7ec2c0000000, 67108864 &lt;unfinished ...&gt;</text:p>
      <text:p text:style-name="P8">175226 &lt;... clone3 resumed&gt; =&gt; {parent_tid=[175234]}, 88) = 175234</text:p>
      <text:p text:style-name="P8">175234 rseq(0x7ec2e3400fe0, 0x20, 0, 0x53053053 &lt;unfinished ...&gt;</text:p>
      <text:p text:style-name="P8">175233 &lt;... munmap resumed&gt;) <text:s text:c="11"/>= 0</text:p>
      <text:p text:style-name="P8">175226 rt_sigprocmask(SIG_SETMASK, [], <text:s/>&lt;unfinished ...&gt;</text:p>
      <text:p text:style-name="P8">175234 &lt;... rseq resumed&gt;) <text:s text:c="13"/>= 0</text:p>
      <text:p text:style-name="P8">175226 &lt;... rt_sigprocmask resumed&gt;NULL, 8) = 0</text:p>
      <text:p text:style-name="P8"><text:soft-page-break/>175233 mprotect(0x7ec2bc000000, 135168, PROT_READ|PROT_WRITE &lt;unfinished ...&gt;</text:p>
      <text:p text:style-name="P8">175226 mmap(NULL, 8392704, PROT_NONE, MAP_PRIVATE|MAP_ANONYMOUS|MAP_STACK, -1, 0 &lt;unfinished ...&gt;</text:p>
      <text:p text:style-name="P8">175234 set_robust_list(0x7ec2e34009a0, 24 &lt;unfinished ...&gt;</text:p>
      <text:p text:style-name="P8">175233 &lt;... mprotect resumed&gt;) <text:s text:c="9"/>= 0</text:p>
      <text:p text:style-name="P8">175226 &lt;... mmap resumed&gt;) <text:s text:c="13"/>= 0x7ec2e2200000</text:p>
      <text:p text:style-name="P8">175234 &lt;... set_robust_list resumed&gt;) <text:s text:c="2"/>= 0</text:p>
      <text:p text:style-name="P8">175226 mprotect(0x7ec2e2201000, 8388608, PROT_READ|PROT_WRITE &lt;unfinished ...&gt;</text:p>
      <text:p text:style-name="P8">175234 rt_sigprocmask(SIG_SETMASK, [], <text:s/>&lt;unfinished ...&gt;</text:p>
      <text:p text:style-name="P8">175226 &lt;... mprotect resumed&gt;) <text:s text:c="9"/>= 0</text:p>
      <text:p text:style-name="P8">175234 &lt;... rt_sigprocmask resumed&gt;NULL, 8) = 0</text:p>
      <text:p text:style-name="P8">175226 rt_sigprocmask(SIG_BLOCK, ~[], [], 8) = 0</text:p>
      <text:p text:style-name="P8">175234 mmap(0x7ec2c0000000, 67108864, PROT_NONE, MAP_PRIVATE|MAP_ANONYMOUS, -1, 0 &lt;unfinished ...&gt;</text:p>
      <text:p text:style-name="P8">175226 clone3({flags=CLONE_VM|CLONE_FS|CLONE_FILES|CLONE_SIGHAND|CLONE_THREAD|CLONE_SYSVSEM|CLONE_SETTLS|CLONE_PARENT_SETTID|CLONE_CHILD_CLEARTID, child_tid=0x7ec2e2a00990, parent_tid=0x7ec2e2a00990, exit_signal=0, stack=0x7ec2e2200000, stack_size=0x7fff80, tls=0x7ec2e2a006c0} &lt;unfinished ...&gt;</text:p>
      <text:p text:style-name="P8">175234 &lt;... mmap resumed&gt;) <text:s text:c="13"/>= 0x7ec2b8000000</text:p>
      <text:p text:style-name="P8">175234 mprotect(0x7ec2b8000000, 135168, PROT_READ|PROT_WRITE &lt;unfinished ...&gt;</text:p>
      <text:p text:style-name="P8">175226 &lt;... clone3 resumed&gt; =&gt; {parent_tid=[175235]}, 88) = 175235</text:p>
      <text:p text:style-name="P8">175235 rseq(0x7ec2e2a00fe0, 0x20, 0, 0x53053053 &lt;unfinished ...&gt;</text:p>
      <text:p text:style-name="P8">175226 rt_sigprocmask(SIG_SETMASK, [], <text:s/>&lt;unfinished ...&gt;</text:p>
      <text:p text:style-name="P8">175234 &lt;... mprotect resumed&gt;) <text:s text:c="9"/>= 0</text:p>
      <text:p text:style-name="P8">175226 &lt;... rt_sigprocmask resumed&gt;NULL, 8) = 0</text:p>
      <text:p text:style-name="P8">175235 &lt;... rseq resumed&gt;) <text:s text:c="13"/>= 0</text:p>
      <text:p text:style-name="P8">175226 mmap(NULL, 8392704, PROT_NONE, MAP_PRIVATE|MAP_ANONYMOUS|MAP_STACK, -1, 0) = 0x7ec2e1800000</text:p>
      <text:p text:style-name="P8">175226 mprotect(0x7ec2e1801000, 8388608, PROT_READ|PROT_WRITE) = 0</text:p>
      <text:p text:style-name="P8">175226 rt_sigprocmask(SIG_BLOCK, ~[], [], 8) = 0</text:p>
      <text:p text:style-name="P8">175226 clone3({flags=CLONE_VM|CLONE_FS|CLONE_FILES|CLONE_SIGHAND|CLONE_THREAD|CLONE_SYSVSEM|CLONE_SETTLS|CLONE_PARENT_SETTID|CLONE_CHILD_CLEARTID, child_tid=0x7ec2e2000990, parent_tid=0x7ec2e2000990, exit_signal=0, stack=0x7ec2e1800000, stack_size=0x7fff80, tls=0x7ec2e20006c0} =&gt; {parent_tid=[175236]}, 88) = 175236</text:p>
      <text:p text:style-name="P8">175236 rseq(0x7ec2e2000fe0, 0x20, 0, 0x53053053 &lt;unfinished ...&gt;</text:p>
      <text:p text:style-name="P8">175226 rt_sigprocmask(SIG_SETMASK, [], <text:s/>&lt;unfinished ...&gt;</text:p>
      <text:p text:style-name="P8"><text:soft-page-break/>175236 &lt;... rseq resumed&gt;) <text:s text:c="13"/>= 0</text:p>
      <text:p text:style-name="P8">175226 &lt;... rt_sigprocmask resumed&gt;NULL, 8) = 0</text:p>
      <text:p text:style-name="P8">175236 set_robust_list(0x7ec2e20009a0, 24 &lt;unfinished ...&gt;</text:p>
      <text:p text:style-name="P8">175226 mmap(NULL, 8392704, PROT_NONE, MAP_PRIVATE|MAP_ANONYMOUS|MAP_STACK, -1, 0 &lt;unfinished ...&gt;</text:p>
      <text:p text:style-name="P8">175236 &lt;... set_robust_list resumed&gt;) <text:s text:c="2"/>= 0</text:p>
      <text:p text:style-name="P8">175226 &lt;... mmap resumed&gt;) <text:s text:c="13"/>= 0x7ec2e0e00000</text:p>
      <text:p text:style-name="P8">175236 rt_sigprocmask(SIG_SETMASK, [], <text:s/>&lt;unfinished ...&gt;</text:p>
      <text:p text:style-name="P8">175226 mprotect(0x7ec2e0e01000, 8388608, PROT_READ|PROT_WRITE &lt;unfinished ...&gt;</text:p>
      <text:p text:style-name="P8">175236 &lt;... rt_sigprocmask resumed&gt;NULL, 8) = 0</text:p>
      <text:p text:style-name="P8">175226 &lt;... mprotect resumed&gt;) <text:s text:c="9"/>= 0</text:p>
      <text:p text:style-name="P8">175226 rt_sigprocmask(SIG_BLOCK, ~[], <text:s/>&lt;unfinished ...&gt;</text:p>
      <text:p text:style-name="P8">175236 openat(AT_FDCWD, "/sys/devices/system/cpu/online", O_RDONLY|O_CLOEXEC &lt;unfinished ...&gt;</text:p>
      <text:p text:style-name="P8">175226 &lt;... rt_sigprocmask resumed&gt;[], 8) = 0</text:p>
      <text:p text:style-name="P8">175236 &lt;... openat resumed&gt;) <text:s text:c="11"/>= 3</text:p>
      <text:p text:style-name="P8">175226 clone3({flags=CLONE_VM|CLONE_FS|CLONE_FILES|CLONE_SIGHAND|CLONE_THREAD|CLONE_SYSVSEM|CLONE_SETTLS|CLONE_PARENT_SETTID|CLONE_CHILD_CLEARTID, child_tid=0x7ec2e1600990, parent_tid=0x7ec2e1600990, exit_signal=0, stack=0x7ec2e0e00000, stack_size=0x7fff80, tls=0x7ec2e16006c0} &lt;unfinished ...&gt;</text:p>
      <text:p text:style-name="P8">175236 read(3, "0-11\n", 1024) <text:s text:c="9"/>= 5</text:p>
      <text:p text:style-name="P8">175226 &lt;... clone3 resumed&gt; =&gt; {parent_tid=[175237]}, 88) = 175237</text:p>
      <text:p text:style-name="P8">175237 rseq(0x7ec2e1600fe0, 0x20, 0, 0x53053053 &lt;unfinished ...&gt;</text:p>
      <text:p text:style-name="P8">175226 rt_sigprocmask(SIG_SETMASK, [], <text:s/>&lt;unfinished ...&gt;</text:p>
      <text:p text:style-name="P8">175237 &lt;... rseq resumed&gt;) <text:s text:c="13"/>= 0</text:p>
      <text:p text:style-name="P8">175226 &lt;... rt_sigprocmask resumed&gt;NULL, 8) = 0</text:p>
      <text:p text:style-name="P8">175237 set_robust_list(0x7ec2e16009a0, 24 &lt;unfinished ...&gt;</text:p>
      <text:p text:style-name="P8">175226 mmap(NULL, 8392704, PROT_NONE, MAP_PRIVATE|MAP_ANONYMOUS|MAP_STACK, -1, 0) = 0x7ec2e0400000</text:p>
      <text:p text:style-name="P8">175237 &lt;... set_robust_list resumed&gt;) <text:s text:c="2"/>= 0</text:p>
      <text:p text:style-name="P8">175236 close(3 &lt;unfinished ...&gt;</text:p>
      <text:p text:style-name="P8">175226 mprotect(0x7ec2e0401000, 8388608, PROT_READ|PROT_WRITE &lt;unfinished ...&gt;</text:p>
      <text:p text:style-name="P8">175237 rt_sigprocmask(SIG_SETMASK, [], <text:s/>&lt;unfinished ...&gt;</text:p>
      <text:p text:style-name="P8">175226 &lt;... mprotect resumed&gt;) <text:s text:c="9"/>= 0</text:p>
      <text:p text:style-name="P8">175237 &lt;... rt_sigprocmask resumed&gt;NULL, 8) = 0</text:p>
      <text:p text:style-name="P8">175236 &lt;... close resumed&gt;) <text:s text:c="12"/>= 0</text:p>
      <text:p text:style-name="P8"><text:soft-page-break/>175226 rt_sigprocmask(SIG_BLOCK, ~[], <text:s/>&lt;unfinished ...&gt;</text:p>
      <text:p text:style-name="P8">175237 openat(AT_FDCWD, "/sys/devices/system/cpu/online", O_RDONLY|O_CLOEXEC &lt;unfinished ...&gt;</text:p>
      <text:p text:style-name="P8">175226 &lt;... rt_sigprocmask resumed&gt;[], 8) = 0</text:p>
      <text:p text:style-name="P8">175236 mmap(NULL, 134217728, PROT_NONE, MAP_PRIVATE|MAP_ANONYMOUS, -1, 0 &lt;unfinished ...&gt;</text:p>
      <text:p text:style-name="P8">175237 &lt;... openat resumed&gt;) <text:s text:c="11"/>= 3</text:p>
      <text:p text:style-name="P8">175226 clone3({flags=CLONE_VM|CLONE_FS|CLONE_FILES|CLONE_SIGHAND|CLONE_THREAD|CLONE_SYSVSEM|CLONE_SETTLS|CLONE_PARENT_SETTID|CLONE_CHILD_CLEARTID, child_tid=0x7ec2e0c00990, parent_tid=0x7ec2e0c00990, exit_signal=0, stack=0x7ec2e0400000, stack_size=0x7fff80, tls=0x7ec2e0c006c0} &lt;unfinished ...&gt;</text:p>
      <text:p text:style-name="P8">175236 &lt;... mmap resumed&gt;) <text:s text:c="13"/>= 0x7ec2b0000000</text:p>
      <text:p text:style-name="P8">175237 read(3, "0-11\n", 1024) <text:s text:c="9"/>= 5</text:p>
      <text:p text:style-name="P8">175236 munmap(0x7ec2b4000000, 67108864 &lt;unfinished ...&gt;</text:p>
      <text:p text:style-name="P8">175226 &lt;... clone3 resumed&gt; =&gt; {parent_tid=[175238]}, 88) = 175238</text:p>
      <text:p text:style-name="P8">175237 close(3 &lt;unfinished ...&gt;</text:p>
      <text:p text:style-name="P8">175236 &lt;... munmap resumed&gt;) <text:s text:c="11"/>= 0</text:p>
      <text:p text:style-name="P8">175238 rseq(0x7ec2e0c00fe0, 0x20, 0, 0x53053053 &lt;unfinished ...&gt;</text:p>
      <text:p text:style-name="P8">175236 mprotect(0x7ec2b0000000, 135168, PROT_READ|PROT_WRITE &lt;unfinished ...&gt;</text:p>
      <text:p text:style-name="P8">175237 &lt;... close resumed&gt;) <text:s text:c="12"/>= 0</text:p>
      <text:p text:style-name="P8">175226 rt_sigprocmask(SIG_SETMASK, [], <text:s/>&lt;unfinished ...&gt;</text:p>
      <text:p text:style-name="P8">175238 &lt;... rseq resumed&gt;) <text:s text:c="13"/>= 0</text:p>
      <text:p text:style-name="P8">175226 &lt;... rt_sigprocmask resumed&gt;NULL, 8) = 0</text:p>
      <text:p text:style-name="P8">175237 mmap(0x7ec2b4000000, 67108864, PROT_NONE, MAP_PRIVATE|MAP_ANONYMOUS, -1, 0 &lt;unfinished ...&gt;</text:p>
      <text:p text:style-name="P8">175226 futex(0x7ec2ebe00990, FUTEX_WAIT_BITSET|FUTEX_CLOCK_REALTIME, 175227, NULL, FUTEX_BITSET_MATCH_ANY &lt;unfinished ...&gt;</text:p>
      <text:p text:style-name="P8">175238 set_robust_list(0x7ec2e0c009a0, 24 &lt;unfinished ...&gt;</text:p>
      <text:p text:style-name="P8">175237 &lt;... mmap resumed&gt;) <text:s text:c="13"/>= 0x7ec2ac000000</text:p>
      <text:p text:style-name="P8">175238 &lt;... set_robust_list resumed&gt;) <text:s text:c="2"/>= 0</text:p>
      <text:p text:style-name="P8">175237 mprotect(0x7ec2ac000000, 135168, PROT_READ|PROT_WRITE &lt;unfinished ...&gt;</text:p>
      <text:p text:style-name="P8">175238 rt_sigprocmask(SIG_SETMASK, [], <text:s/>&lt;unfinished ...&gt;</text:p>
      <text:p text:style-name="P8">175237 &lt;... mprotect resumed&gt;) <text:s text:c="9"/>= 0</text:p>
      <text:p text:style-name="P8">175236 &lt;... mprotect resumed&gt;) <text:s text:c="9"/>= 0</text:p>
      <text:p text:style-name="P8">175238 &lt;... rt_sigprocmask resumed&gt;NULL, 8) = 0</text:p>
      <text:p text:style-name="P8">175235 set_robust_list(0x7ec2e2a009a0, 24) = 0</text:p>
      <text:p text:style-name="P8"><text:soft-page-break/>175235 rt_sigprocmask(SIG_SETMASK, [], NULL, 8) = 0</text:p>
      <text:p text:style-name="P8">175235 mmap(NULL, 134217728, PROT_NONE, MAP_PRIVATE|MAP_ANONYMOUS, -1, 0) = 0x7ec2a4000000</text:p>
      <text:p text:style-name="P8">175235 munmap(0x7ec2a8000000, 67108864) = 0</text:p>
      <text:p text:style-name="P8">175235 mprotect(0x7ec2a4000000, 135168, PROT_READ|PROT_WRITE) = 0</text:p>
      <text:p text:style-name="P8">175238 mmap(0x7ec2a8000000, 67108864, PROT_NONE, MAP_PRIVATE|MAP_ANONYMOUS, -1, 0) = 0x7ec2a0000000</text:p>
      <text:p text:style-name="P8">175238 mprotect(0x7ec2a0000000, 135168, PROT_READ|PROT_WRITE) = 0</text:p>
      <text:p text:style-name="P8">175231 rt_sigprocmask(SIG_BLOCK, ~[RT_1], NULL, 8) = 0</text:p>
      <text:p text:style-name="P8">175231 madvise(0x7ec2e8e00000, 8368128, MADV_DONTNEED) = 0</text:p>
      <text:p text:style-name="P8">175231 exit(0) <text:s text:c="25"/>= ?</text:p>
      <text:p text:style-name="P8">175231 +++ exited with 0 +++</text:p>
      <text:p text:style-name="P8">175234 rt_sigprocmask(SIG_BLOCK, ~[RT_1], NULL, 8) = 0</text:p>
      <text:p text:style-name="P8">175234 madvise(0x7ec2e2c00000, 8368128, MADV_DONTNEED) = 0</text:p>
      <text:p text:style-name="P8">175234 exit(0) <text:s text:c="25"/>= ?</text:p>
      <text:p text:style-name="P8">175234 +++ exited with 0 +++</text:p>
      <text:p text:style-name="P8">175228 rt_sigprocmask(SIG_BLOCK, ~[RT_1], NULL, 8) = 0</text:p>
      <text:p text:style-name="P8">175228 madvise(0x7ec2eac00000, 8368128, MADV_DONTNEED) = 0</text:p>
      <text:p text:style-name="P8">175228 exit(0) <text:s text:c="25"/>= ?</text:p>
      <text:p text:style-name="P8">175228 +++ exited with 0 +++</text:p>
      <text:p text:style-name="P8">175227 rt_sigprocmask(SIG_BLOCK, ~[RT_1], NULL, 8) = 0</text:p>
      <text:p text:style-name="P8">175227 madvise(0x7ec2eb600000, 8368128, MADV_DONTNEED) = 0</text:p>
      <text:p text:style-name="P8">175227 exit(0) <text:s text:c="25"/>= ?</text:p>
      <text:p text:style-name="P8">175227 +++ exited with 0 +++</text:p>
      <text:p text:style-name="P8">175226 &lt;... futex resumed&gt;) <text:s text:c="12"/>= 0</text:p>
      <text:p text:style-name="P8">175226 futex(0x7ec2eaa00990, FUTEX_WAIT_BITSET|FUTEX_CLOCK_REALTIME, 175229, NULL, FUTEX_BITSET_MATCH_ANY &lt;unfinished ...&gt;</text:p>
      <text:p text:style-name="P8">175235 rt_sigprocmask(SIG_BLOCK, ~[RT_1], NULL, 8) = 0</text:p>
      <text:p text:style-name="P8">175235 madvise(0x7ec2e2200000, 8368128, MADV_DONTNEED) = 0</text:p>
      <text:p text:style-name="P8">175235 exit(0) <text:s text:c="25"/>= ?</text:p>
      <text:p text:style-name="P8">175235 +++ exited with 0 +++</text:p>
      <text:p text:style-name="P8">175230 rt_sigprocmask(SIG_BLOCK, ~[RT_1], NULL, 8) = 0</text:p>
      <text:p text:style-name="P8">175230 madvise(0x7ec2e9800000, 8368128, MADV_DONTNEED) = 0</text:p>
      <text:p text:style-name="P8">175230 exit(0) <text:s text:c="25"/>= ?</text:p>
      <text:p text:style-name="P8"><text:soft-page-break/>175230 +++ exited with 0 +++</text:p>
      <text:p text:style-name="P8">175232 rt_sigprocmask(SIG_BLOCK, ~[RT_1], NULL, 8) = 0</text:p>
      <text:p text:style-name="P8">175232 madvise(0x7ec2e8400000, 8368128, MADV_DONTNEED) = 0</text:p>
      <text:p text:style-name="P8">175232 exit(0) <text:s text:c="25"/>= ?</text:p>
      <text:p text:style-name="P8">175232 +++ exited with 0 +++</text:p>
      <text:p text:style-name="P8">175233 rt_sigprocmask(SIG_BLOCK, ~[RT_1], NULL, 8) = 0</text:p>
      <text:p text:style-name="P8">175233 madvise(0x7ec2e3600000, 8368128, MADV_DONTNEED) = 0</text:p>
      <text:p text:style-name="P8">175233 exit(0) <text:s text:c="25"/>= ?</text:p>
      <text:p text:style-name="P8">175233 +++ exited with 0 +++</text:p>
      <text:p text:style-name="P8">175236 rt_sigprocmask(SIG_BLOCK, ~[RT_1], NULL, 8) = 0</text:p>
      <text:p text:style-name="P8">175236 madvise(0x7ec2e1800000, 8368128, MADV_DONTNEED) = 0</text:p>
      <text:p text:style-name="P8">175236 exit(0) <text:s text:c="25"/>= ?</text:p>
      <text:p text:style-name="P8">175236 +++ exited with 0 +++</text:p>
      <text:p text:style-name="P8">175229 rt_sigprocmask(SIG_BLOCK, ~[RT_1], NULL, 8) = 0</text:p>
      <text:p text:style-name="P8">175229 madvise(0x7ec2ea200000, 8368128, MADV_DONTNEED) = 0</text:p>
      <text:p text:style-name="P8">175229 exit(0) <text:s text:c="25"/>= ?</text:p>
      <text:p text:style-name="P8">175226 &lt;... futex resumed&gt;) <text:s text:c="12"/>= 0</text:p>
      <text:p text:style-name="P8">175229 +++ exited with 0 +++</text:p>
      <text:p text:style-name="P8">175226 munmap(0x7ec2eb600000, 8392704) <text:s/>= 0</text:p>
      <text:p text:style-name="P8">175226 munmap(0x7ec2eac00000, 8392704) <text:s/>= 0</text:p>
      <text:p text:style-name="P8">175226 munmap(0x7ec2ea200000, 8392704) <text:s/>= 0</text:p>
      <text:p text:style-name="P8">175226 munmap(0x7ec2e9800000, 8392704) <text:s/>= 0</text:p>
      <text:p text:style-name="P8">175226 munmap(0x7ec2e8e00000, 8392704) <text:s/>= 0</text:p>
      <text:p text:style-name="P8">175226 munmap(0x7ec2e8400000, 8392704) <text:s/>= 0</text:p>
      <text:p text:style-name="P8">175226 futex(0x7ec2e1600990, FUTEX_WAIT_BITSET|FUTEX_CLOCK_REALTIME, 175237, NULL, FUTEX_BITSET_MATCH_ANY &lt;unfinished ...&gt;</text:p>
      <text:p text:style-name="P8">175238 rt_sigprocmask(SIG_BLOCK, ~[RT_1], NULL, 8) = 0</text:p>
      <text:p text:style-name="P8">175238 madvise(0x7ec2e0400000, 8368128, MADV_DONTNEED) = 0</text:p>
      <text:p text:style-name="P8">175238 exit(0) <text:s text:c="25"/>= ?</text:p>
      <text:p text:style-name="P8">175238 +++ exited with 0 +++</text:p>
      <text:p text:style-name="P8">175237 rt_sigprocmask(SIG_BLOCK, ~[RT_1], NULL, 8) = 0</text:p>
      <text:p text:style-name="P8">175237 madvise(0x7ec2e0e00000, 8368128, MADV_DONTNEED) = 0</text:p>
      <text:p text:style-name="P8">175237 exit(0) <text:s text:c="25"/>= ?</text:p>
      <text:p text:style-name="P8"><text:soft-page-break/>175237 +++ exited with 0 +++</text:p>
      <text:p text:style-name="P8">175226 &lt;... futex resumed&gt;) <text:s text:c="12"/>= 0</text:p>
      <text:p text:style-name="P8">175226 munmap(0x7ec2e3600000, 8392704) <text:s/>= 0</text:p>
      <text:p text:style-name="P8">175226 munmap(0x7ec2e2c00000, 8392704) <text:s/>= 0</text:p>
      <text:p text:style-name="P8">175226 write(1, "== 235280 ==\n", 13) <text:s text:c="2"/>= 13</text:p>
      <text:p text:style-name="P8">175226 write(1, "== 0.235280 ==\n\n", 16) = 16</text:p>
      <text:p text:style-name="P8">175226 exit_group(0) <text:s text:c="19"/>= ?</text:p>
      <text:p text:style-name="P8">175226 +++ exited with 0 +++</text:p>
      <text:p text:style-name="P21">Вывод</text:p>
      <text:p text:style-name="Standard">В ходе лабораторной работы я приобрел практические навыки в управлении потоков и обеспечении синхронизации между потоками. Составил и отладить программу на языке С<text:span text:style-name="T12">++</text:span>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1-04T00:29:09.638597571</dc:date>
    <meta:editing-duration>PT2H26M16S</meta:editing-duration>
    <meta:editing-cycles>39</meta:editing-cycles>
    <meta:document-statistic meta:table-count="0" meta:image-count="0" meta:object-count="0" meta:page-count="21" meta:paragraph-count="543" meta:word-count="3312" meta:character-count="32910" meta:non-whitespace-character-count="282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